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4">
      <style:text-properties officeooo:rsid="0020b2bc" officeooo:paragraph-rsid="0020b2bc"/>
    </style:style>
    <style:style style:name="P2" style:family="paragraph" style:parent-style-name="Text_20_body">
      <style:text-properties officeooo:rsid="001d7431" officeooo:paragraph-rsid="001d7431"/>
    </style:style>
    <style:style style:name="P3" style:family="paragraph" style:parent-style-name="Text_20_body">
      <style:text-properties officeooo:rsid="001f0ef5" officeooo:paragraph-rsid="001f0ef5"/>
    </style:style>
    <style:style style:name="P4" style:family="paragraph" style:parent-style-name="Text_20_body" style:list-style-name="L1">
      <style:text-properties officeooo:rsid="001f0ef5" officeooo:paragraph-rsid="001f0ef5"/>
    </style:style>
    <style:style style:name="P5" style:family="paragraph" style:parent-style-name="Text_20_body">
      <style:text-properties officeooo:rsid="001f4368" officeooo:paragraph-rsid="001f4368"/>
    </style:style>
    <style:style style:name="P6" style:family="paragraph" style:parent-style-name="Text_20_body">
      <style:text-properties officeooo:rsid="001f4380" officeooo:paragraph-rsid="001f4380"/>
    </style:style>
    <style:style style:name="P7" style:family="paragraph" style:parent-style-name="Text_20_body">
      <style:text-properties officeooo:rsid="0020b2bc" officeooo:paragraph-rsid="0020b2bc"/>
    </style:style>
    <style:style style:name="P8" style:family="paragraph" style:parent-style-name="Title">
      <style:text-properties officeooo:rsid="001d7431" officeooo:paragraph-rsid="001d7431"/>
    </style:style>
    <style:style style:name="P9" style:family="paragraph" style:parent-style-name="Heading_20_1">
      <style:text-properties officeooo:rsid="001d7431" officeooo:paragraph-rsid="001d7431"/>
    </style:style>
    <style:style style:name="P10" style:family="paragraph" style:parent-style-name="Heading_20_1">
      <style:paragraph-properties fo:break-before="page"/>
      <style:text-properties officeooo:rsid="001f4380" officeooo:paragraph-rsid="001f4380"/>
    </style:style>
    <style:style style:name="P11" style:family="paragraph" style:parent-style-name="Heading_20_3">
      <style:text-properties officeooo:rsid="001f4380" officeooo:paragraph-rsid="001f43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es Licornes du Swag</text:p>
      <text:h text:style-name="P9" text:outline-level="1">Suivi des objectifs fixés au cours de la nuit</text:h>
      <text:p text:style-name="P2">12h30</text:p>
      <text:p text:style-name="P2">18h00</text:p>
      <text:p text:style-name="P2">01h00</text:p>
      <text:p text:style-name="P5">L'objectif est de pouvoir lire l'intégralité de la pièce en gardant sa structure hiérarchique, comprenant actes, scènes et répliques, depuis les fichiers fournis au format RTF.</text:p>
      <text:p text:style-name="P2">06h00</text:p>
      <text:p text:style-name="P3">L’objectif est de pouvoir faire afficher une scène complète avec :</text:p>
      <text:list xml:id="list3991459124424484301" text:style-name="L1">
        <text:list-item>
          <text:p text:style-name="P4">Les dialogues extraits de la pièce</text:p>
        </text:list-item>
        <text:list-item>
          <text:p text:style-name="P4">Les différentes étapes de la pièce (actes, chapitres, …)</text:p>
        </text:list-item>
        <text:list-item>
          <text:p text:style-name="P4">Interprétation des métadonnées ajoutées (déplacements de personnages)</text:p>
        </text:list-item>
      </text:list>
      <text:p text:style-name="P3"/>
      <text:h text:style-name="P10" text:outline-level="1">Ressenti personnel des membres de l'équipe</text:h>
      <text:h text:style-name="P11" text:outline-level="3">Romain Porte</text:h>
      <text:p text:style-name="P6">Bla.</text:p>
      <text:h text:style-name="P1" text:outline-level="4">Problèmes rencontrés pendant l’événement</text:h>
      <text:p text:style-name="P7">Nous avons du gérer les affinités des différents membres du groupe utilisant deux IDE différents : Netbeans et Eclipse. Nous avons réussi à nous en sortir en comptant non plus sur les IDEs mais sur Maven afin de s'occuper de la compilation des fichiers java.</text:p>
      <text:p text:style-name="P7">Néanmoins, il a fallu trouver des solutions dépendantes de l'IDE choisi afin de pouvoir lancer Slick2D, notamment comment spécifier à la JVM où se trouvaient les fichiers « .dll » (Windows) ou « .so » (Linux) de la LWJGL afin de pouvoir lancer Slick2D.</text:p>
      <text:p text:style-name="P7">Enfin, j'ai pu utiliser mon expérience provenant de Python afin de trouver un équivalent aux générateurs avec « yield » que Python propose nativement en utilisant une dépendance Maven simulant le même comportement.</text:p>
      <text:h text:style-name="P11" text:outline-level="3">Mehdi Ben Iche</text:h>
      <text:p text:style-name="P6">Bla.</text:p>
      <text:h text:style-name="Heading_20_3" text:outline-level="3">Kélian Duval</text:h>
      <text:p text:style-name="P6">Bla.</text:p>
      <text:h text:style-name="Heading_20_3" text:outline-level="3">Marc Leroux</text:h>
      <text:p text:style-name="P6">Bla.</text:p>
      <text:h text:style-name="Heading_20_3" text:outline-level="3">Alban Rousseau</text:h>
      <text:p text:style-name="P6">B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Porte</meta:initial-creator>
    <meta:creation-date>2016-01-24T05:22:24.131092283</meta:creation-date>
    <dc:date>2016-01-24T05:39:20.365058009</dc:date>
    <dc:creator>Romain Porte</dc:creator>
    <meta:editing-duration>PT16M57S</meta:editing-duration>
    <meta:editing-cycles>5</meta:editing-cycles>
    <meta:generator>LibreOffice/5.0.4.2$Linux_X86_64 LibreOffice_project/00m0$Build-2</meta:generator>
    <meta:document-statistic meta:table-count="0" meta:image-count="0" meta:object-count="0" meta:page-count="2" meta:paragraph-count="26" meta:word-count="227" meta:character-count="1378" meta:non-whitespace-character-count="1180"/>
  </office:meta>
</office:document-meta>
</file>